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15.65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1014" table:default-cell-style-name="ce3"/>
        <table:table-row table:style-name="ro1">
          <table:table-cell table:style-name="ce1" office:value-type="string" calcext:value-type="string">
            <text:p>graph_type</text:p>
          </table:table-cell>
          <table:table-cell table:style-name="ce1" office:value-type="string" calcext:value-type="string">
            <text:p>model_type</text:p>
          </table:table-cell>
          <table:table-cell table:style-name="ce1" office:value-type="string" calcext:value-type="string">
            <text:p>class_name</text:p>
          </table:table-cell>
          <table:table-cell table:style-name="ce4" office:value-type="string" calcext:value-type="string">
            <text:p>Top 5 concept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middle_of_notebook(0.7085870696458941),plastic_box(0.7085870696458934),bottom_of_leaf(0.6459757004299918),middle_of_wheel(0.6135235772833978),outercircle_of_wheel(0.5888910580938005)</text:p>
          </table:table-cell>
          <table:table-cell table:number-columns-repeated="2"/>
          <table:table-cell table:style-name="ce1" office:value-type="string" calcext:value-type="string">
            <text:p>graph_type</text:p>
          </table:table-cell>
          <table:table-cell table:style-name="ce1" office:value-type="string" calcext:value-type="string">
            <text:p>primary concepts</text:p>
          </table:table-cell>
          <table:table-cell table:style-name="ce1" office:value-type="string" calcext:value-type="string">
            <text:p>secondary concepts</text:p>
          </table:table-cell>
          <table:table-cell table:style-name="ce1" office:value-type="string" calcext:value-type="string">
            <text:p>causal discovery metho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legs_of_dog(1.3519263609831882),top-left_of_tree(0.7022694274699387),head_of_grasshopper(0.6621406274699383),mantis(0.6360964905828357),tree(0.6184368658263504)</text:p>
          </table:table-cell>
          <table:table-cell table:number-columns-repeated="2"/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obj+part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ixed template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color_beige(0.7499348982100286),camera(0.6987121787447175),middle_of_bicycle(0.6713066893355668),bee(0.6690587874685117),seal(0.6650643401233169)</text:p>
          </table:table-cell>
          <table:table-cell table:number-columns-repeated="2"/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fixed templat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copyright_of_petri_dish(0.8878565195759105),side_of_leaf(0.8858318883517396),bottom_right_of_grass(0.8639306695759095),color_plum(0.7772364871446401),bottom_of_petri_dish(0.7413539314116611)</text:p>
          </table:table-cell>
          <table:table-cell table:number-columns-repeated="2"/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obj+part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d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inside_of_basket(1.0401719964340876),string_of_tree(1.0345551865237723),color_skin(0.742447983347102),background_of_photo(0.6829340783814766),middle_of_insect(0.6396711551077188)</text:p>
          </table:table-cell>
          <table:table-cell table:number-columns-repeated="2"/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d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bottom_of_glass_jar(0.7476376721232195),water_bottle(0.7273629832164806),backpack(0.720211836977269),top_of_drinking_fountain(0.6917084655016555),top_of_can(0.6562772866003129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top-left_of_spoon(0.917019872281032),head_of_spoon(0.7043152076780196),color_olive(0.6920908609104064),color_olivedrab(0.6912685009104079),handle_of_spoon(0.6910336914302602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shade_of_spatula(0.7035463726269027),side_of_spatula(0.6331491072336646),paper(0.5698851115916667),head_of_spatula(0.524683648595903),spatula(0.4688822628713919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knife_handle(0.6149082385839344),bottom-left_of_background(0.5304953336276679),knife(0.4982601783666145),fork(0.4343854521044888),tail_of_fork(0.4200052350332818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head_of_teaspoon(0.5878230263053061),color_yellow(0.5030275516727665),tail_of_teaspoon(0.4795340139529754),light_reflections_of_spoon(0.4171575163053052),handle_of_spoon(0.4039357931876535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bottom_of_spatula(0.559688775286767),middle_of_the_handle_of_spatula(0.5596887752867663),handle_of_spatula(0.5355373186025352),color_blue(0.5149346092908198),spatula(0.487818255540918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lightbronze(0.7504671933738892),middle_of_background(0.5531499140761538),light_reflections_of_background(0.3089174357638157),texture_of_background(0.3089174357638157),color_black(0.244868118144224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color_plum(0.8038986137034163),color_yellow(0.8000589537034171),color_olive(0.7952295537034161),spoon_light_reflection_of_spoon(0.6839668427911247),wire(0.6599426455400574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bollywood(0.9320697139289388),handle_of_spatula(0.7580933527324943),spatula(0.7568444968209825),pasta_server(0.7494917442887233),head_of_spatula(0.739828331180848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middle_of_fork(0.7489941420267272),edge_of_knife(0.7304774820267335),knife(0.523771989055698),fork(0.4963251544691035),top-left_of_knife(0.490373641138297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spoon(0.6745779033757457),head_of_fork(0.6321385478585062),color_olive(0.5926826101010456),handle_of_knife(0.5826278566057668),teaspoon(0.5040054623412619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light_reflections_of_fork(0.5371581510163721),bottom_of_scraper(0.4746200008853363),color_red(0.4618397576482231),color_green(0.4375517155326784),metal_drainer/spatula(0.4304874108853372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k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palegoldenrod(0.7991442533038957),background_of_knife(0.6062882095132688),butter_knife(0.5214078422308529),bottom_of_knife(0.4238918757694388),head_of_knife(0.423891875769437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plastic_box(0.6783767072420661),notebook(0.6783767072420656),leaf(0.6353497528064324),wheel(0.5739036549576624),bottle_cap(0.499258795615968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dog(1.307755452999572),tree(0.6511051756549038),mantis(0.6065964137201767),storage_box(0.5540762518494207),grasshopper(0.514860692609316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color_beige(0.7581649763527529),camera(0.6994756333395097),bicycle(0.6742177465602881),bee(0.6519086686539226),seal(0.629566209670912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keyboard(1.002332688553076),grass(0.9292795765185792),petri_dish(0.9083438478212776),infested_trash_can(0.8424184097637206),ant(0.823570741844094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basket(0.9731156568444244),photo(0.7439959612583633),color_skin(0.7313381638153006),house_windows(0.5761121757932417),locust(0.557918605380016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drinking_fountain(1.3492431523584631),water_bottle(0.6696506072027497),backpack(0.6625145206293219),glass_jar(0.6001750830018617),color_orange(0.559398369981023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color_olive(0.7549265264104918),color_olivedrab(0.7541041664104914),spoon(0.7371691819772681),photo(0.354496832723432),background(0.094060328681927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paper(0.5630136617051551),spatula(0.4465618657723331),guitar(0.3999814940071313),color_brown(0.3946247392471014),color_gray(0.323076362553249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knife_handle(0.6055223929233129),color_violet(0.4626580344170703),knife(0.4531530321991573),fork(0.4155566498088427),color_bollywood(0.32529681949925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teaspoon(0.6177138886673219),color_yellow(0.5036288530627595),color_green(0.4122740147294264),spoon(0.3925251404717638),color_bronze(0.203809481521865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blue(0.5455377034443714),spatula(0.4901364852655982),guitar_keychain(0.3188574116220849),color_gold(0.2848738115795169),color_red(0.2382934734443709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lightbronze(0.7468864922701032),color_black(0.2339239342618154),knife(0.2240501877265191),butter_knife(0.2019969651810645),color_golden(0.194430247270102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color_plum(0.7925613128014996),color_yellow(0.788721652801499),color_olive(0.7838922528014993),wire(0.616358042942236),spoon(0.611941734300276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bollywood(0.9279298371773056),spatula(0.7771886095251068),pasta_server(0.7711405762959339),color_green(0.2412430065523056),background(0.0766104134112909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knife(0.5998537541348298),fork(0.5814738394100502),bulb(0.4942337197077733),color_purple(0.3257353345327979),color_azure(0.32410012973890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spoon(0.6879968466540397),color_yellow(0.6247534725065763),color_olive(0.5917926447983204),color_beige(0.5316439331996261),teaspoon(0.401907356270414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red(0.5006011254987398),color_aqua(0.4655958637198788),scraper(0.4159823630882012),spatial(0.4052550649308545),metal_drainer/spatula(0.37869382356309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k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palegoldenrod(0.7073086862144875),butter_knife(0.5608049786887307),knife(0.3447654684608789),color_maroon(0.3071957132876783),color_lightbronze(0.2969616914710009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color_chocolate(0.6464480601668029),branding_paper(0.6075436793394756),bottle_cap(0.6075436793394726),color_red(0.4952185574172505),color_yellow(0.4732001367476371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legs_of_dog(0.8990811902157336),top-left_of_tree(0.2181546089970685),head_of_grasshopper(0.1780258089970681),mantis(0.1564767828714846),tree(0.140080206117981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bee(0.3981998823766869),color_pink(0.3552123432378293),camera(0.350931639397866),color_clear(0.3380329536585369),bottom_of_furniture(0.2497791112072509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bottom_of_petri_dish(0.4548127610145853),copyright_of_petri_dish(0.4073932497145677),bottom_right_of_grass(0.3937915678652522),ant(0.3877853725071513),color_maroon(0.279964115506207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color_skin(0.5016082587328776),basket(0.4981230037676898),color_plum(0.4606046356024186),ant_statue(0.3307430628082194),cups(0.312264615624788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color_transplant(0.9235989265576572),color_red(0.8968564265576593),color_orange(0.7598105457286866),color_grey(0.5744010256382268),bottom_of_glass_jar(0.5197903944109592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top-left_of_spoon(0.9526944763403424),head_of_spoon(0.6922002118201178),handle_of_spoon(0.6894127092069469),spoon(0.4508935085592052),color_olive(0.438803208922886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paper(0.6902295305819744),spatula(0.6589394215935276),head_of_spatula(0.4497122022601653),side_of_spatula(0.4433133213769695),shade_of_spatula(0.440855438358626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fork(0.4469640170655883),knife(0.4036211267434609),spikes_of_fork(0.3253661834101284),tail_of_fork(0.3253661834101277),head_of_knife(0.2893591934101199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head_of_teaspoon(0.6372802007032341),light_reflections_of_spoon(0.5217527785493892),spoon(0.5118304029661948),head_of_spoon(0.4388692507691171),handle_of_spoon(0.3886011951997513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spatula(0.3774928201354111),handle_of_spatula(0.3737631205085114),color_blue(0.3222630490624427),bottom_of_spatula(0.301507497874213),middle_of_the_handle_of_spatula(0.3015074978742129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black(0.6395875015525873),color_lightbronze(0.3179473663846162),color_silver(0.1678875765056408),knife(0.1456434110179768),light_reflections_of_background(0.118737942974600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spoon(0.5346892397205639),wire(0.4325162329471593),light_reflection_of_spoon(0.4183670153384681),teaspoon(0.3954260291168281),spoon_light_reflection_of_spoon(0.377741218179405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handle_of_spatula(0.6634334365998431),spatula(0.6442676443495021),head_of_spatula(0.5511586284601828),color_bollywood(0.4644187193591989),pasta_server(0.39665024547529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black(0.6500099534078703),background(0.6449125347661434),color_purple(0.5318264034342903),color_steel(0.2831705471544475),color_azure(0.260892462055503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color_yellow(0.432529041931267),color_grey(0.3722502998754415),color_olive(0.3635443245559504),spoon(0.2752963161821299),color_silver(0.1461939233980618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spatula(0.4863266303780235),bottom_of_scraper(0.4194451473197698),metal_drainer/spatula(0.4074671792049692),light_reflections_of_fork(0.3937496950531379),bottom_of_utensil(0.344075928265715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part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palegoldenrod(0.446737812126902),color_black(0.2697955242297042),color_maroon(0.2358891973767607),color_lightbronze(0.2059301642959922),background_of_fork(0.204905646436284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color_chocolate(0.6639996857463826),wheel(0.6265979042301987),bottle_cap(0.5157437707979766),branding_paper(0.5157437707979764),trash_bag(0.512631232986143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dog(0.8693463277829008),tree(0.1638984503515879),color_gold(0.1225659353663058),mantis(0.1126030362767931),storage_box(0.060344952223730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bicycle(0.6434390899391751),bee(0.5020685639324167),color_pink(0.3840738899391749),camera(0.3509316393978652),color_clear(0.233946536585365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ants</text:p>
          </table:table-cell>
          <table:table-cell table:style-name="ce5" office:value-type="string" calcext:value-type="string">
            <text:p>ant(0.5753551432198909),color_gray(0.53623967321989),color_maroon(0.5362396732198895),color_plum(0.2186868747653967),color_skin(0.008467889897259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mantis</text:p>
          </table:table-cell>
          <table:table-cell table:style-name="ce5" office:value-type="string" calcext:value-type="string">
            <text:p>basket(0.5162688952352628),color_skin(0.5016082587328772),color_yellow(0.3145235421865773),ant_statue(0.2550074247281413),cups(0.250460987045232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imageneta_bias</text:p>
          </table:table-cell>
          <table:table-cell table:style-name="ce2" office:value-type="string" calcext:value-type="string">
            <text:p>bees</text:p>
          </table:table-cell>
          <table:table-cell table:style-name="ce5" office:value-type="string" calcext:value-type="string">
            <text:p>color_transplant(0.8402225643598312),fingers(0.8322824480995558),can(0.7942758078128372),bee(0.7828282058796345),bicycle_bidon(0.7670829943598301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spoon(0.6406670763230646),color_olive(0.5181726076047736),color_olivedrab(0.517634445545949),photo(0.2185979461657543),color_green(0.074935717536950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brown(0.4398341862279017),spatula(0.4320785772947378),color_black(0.4283687138165764),paper(0.3191545026123839),color_gray(0.2304299887346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fork(0.3599795621392044),color_silver(0.3147414298136761),knife(0.2974438976255525),knife_handle(0.2256524430161258),color_violet(0.186322980065729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teaspoon(0.7255489427029862),spoon(0.5640285988990388),fork(0.3451783186074633),color_green(0.2993528608645527),knife(0.2912045059109808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color_blue(0.5448198562002067),color_red(0.1984586699213227),color_grey(0.1797866579850672),guitar_keychain(0.1583489493076934),color_gold(0.157822028352248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inception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black(0.3799610382508273),color_lightbronze(0.3179473663846155),background(0.2267177831316282),color_silver(0.2209108397536565),knife(0.2150011125070176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spoon(0.5372686179245794),teaspoon(0.3705579946786284),wire(0.3622444467099754),color_yellow(0.356896758081857),color_green(0.346289021414593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spatula(0.722924319799428),color_bollywood(0.4930092567315619),pasta_server(0.4809479782312505),color_green(0.2121130888113836),color_red(0.0721740615526714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both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purple(0.7623553612529419),knife(0.7045496077839923),color_black(0.6598363158066911),background(0.659057577891429),fork(0.634398786223218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TEA_SPOON</text:p>
          </table:table-cell>
          <table:table-cell table:style-name="ce5" office:value-type="string" calcext:value-type="string">
            <text:p>color_yellow(0.5345880551173948),color_olive(0.4285645616353967),color_grey(0.3820654817362772),color_beige(0.358154476276205),color_gold(0.3233076972651817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FISH_SLICE</text:p>
          </table:table-cell>
          <table:table-cell table:style-name="ce5" office:value-type="string" calcext:value-type="string">
            <text:p>scraper(0.2541517077716607),color_red(0.2189421084375111),color_green(0.1996017768038496),utensil(0.1847494855585572),spatial(0.1784204265924435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ds_obj_color</text:p>
          </table:table-cell>
          <table:table-cell table:style-name="ce2" office:value-type="string" calcext:value-type="string">
            <text:p>squeezenet_utensil_color_bias</text:p>
          </table:table-cell>
          <table:table-cell table:style-name="ce2" office:value-type="string" calcext:value-type="string">
            <text:p>DINNER_CUTLERY</text:p>
          </table:table-cell>
          <table:table-cell table:style-name="ce5" office:value-type="string" calcext:value-type="string">
            <text:p>color_palegoldenrod(0.7462658476375748),color_brown(0.4662201101557996),color_darkgray(0.2983659102292706),knife(0.2320458205447128),color_lightbronze(0.2253023370397208)</text:p>
          </table:table-cell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6:29:02.348431878</meta:creation-date>
    <dc:date>2022-06-28T16:37:10.913785589</dc:date>
    <meta:editing-duration>PT8M9S</meta:editing-duration>
    <meta:editing-cycles>1</meta:editing-cycles>
    <meta:document-statistic meta:table-count="1" meta:cell-count="312" meta:object-count="0"/>
    <meta:generator>LibreOffice/6.4.7.2$Linux_X86_64 LibreOffice_project/40$Build-2</meta:generator>
  </office:meta>
</office:document-meta>
</file>